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5.05cm" fo:min-width="93.3cm"/>
    </style:style>
    <style:style style:name="gr2" style:family="graphic" style:parent-style-name="standard">
      <style:graphic-properties svg:stroke-width="0.053cm" svg:stroke-color="#000000" draw:marker-start-width="0.279cm" draw:marker-end="Arrow" draw:marker-end-width="0.279cm" draw:fill="solid" draw:fill-color="#83caff" draw:textarea-horizontal-align="center" draw:textarea-vertical-align="top" draw:auto-grow-height="false" fo:min-height="128.95cm" fo:min-width="93cm" fo:padding-top="0.151cm" fo:padding-bottom="0.151cm" fo:padding-left="0.276cm" fo:padding-right="0.276cm"/>
    </style:style>
    <style:style style:name="gr3" style:family="graphic" style:parent-style-name="standard">
      <style:graphic-properties draw:fill="solid" draw:fill-color="#83caff" draw:textarea-horizontal-align="justify" draw:textarea-vertical-align="middle" draw:auto-grow-height="false" fo:min-height="3.384cm" fo:min-width="64.768cm"/>
    </style:style>
    <style:style style:name="gr4" style:family="graphic" style:parent-style-name="standard">
      <style:graphic-properties draw:fill="solid" draw:fill-color="#aecf00" draw:textarea-horizontal-align="justify" draw:textarea-vertical-align="middle" draw:auto-grow-height="false" fo:min-height="2.296cm" fo:min-width="5.672cm"/>
    </style:style>
    <style:style style:name="gr5" style:family="graphic" style:parent-style-name="standard">
      <style:graphic-properties draw:fill="solid" draw:fill-color="#aecf00" draw:textarea-horizontal-align="justify" draw:textarea-vertical-align="middle" draw:auto-grow-height="false" fo:min-height="2.421cm" fo:min-width="7.078cm"/>
    </style:style>
    <style:style style:name="gr6" style:family="graphic" style:parent-style-name="standard">
      <style:graphic-properties draw:fill="solid" draw:fill-color="#ffd320" draw:textarea-horizontal-align="justify" draw:textarea-vertical-align="middle" draw:auto-grow-height="false" fo:min-height="2.7cm" fo:min-width="5.705cm"/>
    </style:style>
    <style:style style:name="gr7" style:family="graphic" style:parent-style-name="standard">
      <style:graphic-properties draw:fill="solid" draw:fill-color="#ffd320" draw:textarea-horizontal-align="justify" draw:textarea-vertical-align="middle" draw:auto-grow-height="false" fo:min-height="2cm" fo:min-width="6.2cm"/>
    </style:style>
    <style:style style:name="gr8" style:family="graphic" style:parent-style-name="standard">
      <style:graphic-properties draw:fill="solid" draw:fill-color="#ffd320" draw:textarea-horizontal-align="justify" draw:textarea-vertical-align="middle" draw:auto-grow-height="false" fo:min-height="2.35cm" fo:min-width="5.3cm"/>
    </style:style>
    <style:style style:name="gr9" style:family="graphic" style:parent-style-name="standard">
      <style:graphic-properties draw:fill="solid" draw:fill-color="#ffd320" draw:textarea-horizontal-align="justify" draw:textarea-vertical-align="middle" draw:auto-grow-height="false" fo:min-height="1.75cm" fo:min-width="5.05cm"/>
    </style:style>
    <style:style style:name="gr10" style:family="graphic" style:parent-style-name="standard">
      <style:graphic-properties draw:fill="solid" draw:fill-color="#ffd320" draw:textarea-horizontal-align="justify" draw:textarea-vertical-align="middle" draw:auto-grow-height="false" fo:min-height="3cm" fo:min-width="5.65cm"/>
    </style:style>
    <style:style style:name="gr11" style:family="graphic" style:parent-style-name="standard">
      <style:graphic-properties draw:fill="solid" draw:fill-color="#ffd320" draw:textarea-horizontal-align="justify" draw:textarea-vertical-align="middle" draw:auto-grow-height="false" fo:min-height="1.8cm" fo:min-width="4.7cm"/>
    </style:style>
    <style:style style:name="gr12" style:family="graphic" style:parent-style-name="standard">
      <style:graphic-properties draw:fill="solid" draw:fill-color="#ffd320" draw:textarea-horizontal-align="justify" draw:textarea-vertical-align="middle" draw:auto-grow-height="false" fo:min-height="3.2cm" fo:min-width="8.5cm"/>
    </style:style>
    <style:style style:name="gr13" style:family="graphic" style:parent-style-name="standard">
      <style:graphic-properties draw:fill="solid" draw:fill-color="#ffd320" draw:textarea-horizontal-align="justify" draw:textarea-vertical-align="middle" draw:auto-grow-height="false" fo:min-height="1.2cm" fo:min-width="3.4cm"/>
    </style:style>
    <style:style style:name="gr14" style:family="graphic" style:parent-style-name="standard">
      <style:graphic-properties draw:fill="solid" draw:fill-color="#ffd320" draw:textarea-horizontal-align="justify" draw:textarea-vertical-align="middle" draw:auto-grow-height="false" fo:min-height="1.85cm" fo:min-width="4.3cm"/>
    </style:style>
    <style:style style:name="gr15" style:family="graphic" style:parent-style-name="standard">
      <style:graphic-properties draw:fill="solid" draw:fill-color="#ffd320" draw:textarea-horizontal-align="justify" draw:textarea-vertical-align="middle" draw:auto-grow-height="false" fo:min-height="1.4cm" fo:min-width="5cm"/>
    </style:style>
    <style:style style:name="gr16" style:family="graphic" style:parent-style-name="standard">
      <style:graphic-properties draw:fill="solid" draw:fill-color="#ffd320" draw:textarea-horizontal-align="justify" draw:textarea-vertical-align="middle" draw:auto-grow-height="false" fo:min-height="2.05cm" fo:min-width="4.45cm"/>
    </style:style>
    <style:style style:name="gr17" style:family="graphic" style:parent-style-name="standard">
      <style:graphic-properties draw:fill="solid" draw:fill-color="#ffd320" draw:textarea-horizontal-align="justify" draw:textarea-vertical-align="middle" draw:auto-grow-height="false" fo:min-height="2.15cm" fo:min-width="6.1cm"/>
    </style:style>
    <style:style style:name="gr18" style:family="graphic" style:parent-style-name="standard">
      <style:graphic-properties draw:fill="solid" draw:fill-color="#ffd320" draw:textarea-horizontal-align="justify" draw:textarea-vertical-align="middle" draw:auto-grow-height="false" fo:min-height="1.55cm" fo:min-width="5.6cm"/>
    </style:style>
    <style:style style:name="gr19" style:family="graphic" style:parent-style-name="standard">
      <style:graphic-properties draw:fill="solid" draw:fill-color="#ffd320" draw:textarea-horizontal-align="justify" draw:textarea-vertical-align="middle" draw:auto-grow-height="false" fo:min-height="3.75cm" fo:min-width="7.7cm"/>
    </style:style>
    <style:style style:name="gr20" style:family="graphic" style:parent-style-name="objectwithoutfill">
      <style:graphic-properties draw:marker-end="Arrow" draw:marker-end-width="0.3cm" draw:fill="none" draw:textarea-horizontal-align="right" draw:textarea-vertical-align="top"/>
    </style:style>
    <style:style style:name="gr21" style:family="graphic" style:parent-style-name="objectwithoutfill">
      <style:graphic-properties draw:marker-end="Arrow" draw:marker-end-width="0.3cm" draw:fill="none" draw:textarea-horizontal-align="left" draw:textarea-vertical-align="top"/>
    </style:style>
    <style:style style:name="gr22" style:family="graphic" style:parent-style-name="objectwithoutfill">
      <style:graphic-properties draw:marker-end="Arrow" draw:marker-end-width="0.3cm" draw:fill="none" draw:textarea-horizontal-align="left" draw:textarea-vertical-align="middle"/>
    </style:style>
    <style:style style:name="gr23" style:family="graphic" style:parent-style-name="objectwithoutfill">
      <style:graphic-properties draw:marker-end="Arrow" draw:marker-end-width="0.3cm" draw:fill="none" draw:textarea-horizontal-align="right" draw:textarea-vertical-align="middle"/>
    </style:style>
    <style:style style:name="gr24" style:family="graphic" style:parent-style-name="objectwithoutfill">
      <style:graphic-properties draw:marker-end="Arrow" draw:marker-end-width="0.3cm" draw:fill="none" draw:textarea-horizontal-align="center" draw:textarea-vertical-align="top"/>
    </style:style>
    <style:style style:name="gr25" style:family="graphic" style:parent-style-name="standard">
      <style:graphic-properties draw:fill="solid" draw:fill-color="#ffd320" draw:textarea-horizontal-align="justify" draw:textarea-vertical-align="middle" draw:auto-grow-height="false" fo:min-height="2.7cm" fo:min-width="8.35cm"/>
    </style:style>
    <style:style style:name="gr26" style:family="graphic" style:parent-style-name="standard">
      <style:graphic-properties draw:fill="solid" draw:fill-color="#ffd320" draw:textarea-horizontal-align="justify" draw:textarea-vertical-align="middle" draw:auto-grow-height="false" fo:min-height="1.3cm" fo:min-width="3.15cm"/>
    </style:style>
    <style:style style:name="gr27" style:family="graphic" style:parent-style-name="objectwithoutfill">
      <style:graphic-properties draw:marker-end="Arrow" draw:marker-end-width="0.3cm" draw:fill="none" draw:fill-color="#ff3333" draw:textarea-horizontal-align="left" draw:textarea-vertical-align="top"/>
    </style:style>
    <style:style style:name="gr28" style:family="graphic" style:parent-style-name="standard">
      <style:graphic-properties draw:fill="solid" draw:fill-color="#ffd320" draw:textarea-horizontal-align="justify" draw:textarea-vertical-align="middle" draw:auto-grow-height="false" fo:min-height="1.2cm" fo:min-width="2.7cm"/>
    </style:style>
    <style:style style:name="gr29" style:family="graphic" style:parent-style-name="objectwithoutfill">
      <style:graphic-properties draw:stroke="solid" svg:stroke-width="0.2cm" draw:marker-start-width="0.5cm" draw:marker-end="Arrow" draw:marker-end-width="0.6cm" draw:fill="none" draw:textarea-horizontal-align="center" draw:textarea-vertical-align="bottom" draw:fit-to-size="false" draw:fit-to-contour="false" fo:padding-top="0.225cm" fo:padding-bottom="0.225cm" fo:padding-left="0.35cm" fo:padding-right="0.35cm"/>
    </style:style>
    <style:style style:name="gr30" style:family="graphic" style:parent-style-name="objectwithoutfill">
      <style:graphic-properties draw:marker-end="Arrow" draw:marker-end-width="0.3cm" draw:fill="none" draw:textarea-horizontal-align="left" draw:textarea-vertical-align="bottom" fo:padding-top="1.1cm"/>
    </style:style>
    <style:style style:name="gr31" style:family="graphic" style:parent-style-name="objectwithoutfill">
      <style:graphic-properties draw:marker-end="Arrow" draw:marker-end-width="0.3cm" draw:fill="none" draw:textarea-vertical-align="middle"/>
    </style:style>
    <style:style style:name="gr32" style:family="graphic" style:parent-style-name="objectwithoutfill">
      <style:graphic-properties draw:marker-end="Arrow" draw:marker-end-width="0.3cm" draw:fill="none" draw:textarea-horizontal-align="left" draw:textarea-vertical-align="bottom" fo:padding-top="1cm"/>
    </style:style>
    <style:style style:name="gr33" style:family="graphic" style:parent-style-name="standard">
      <style:graphic-properties draw:fill="solid" draw:fill-color="#ffd320" draw:textarea-horizontal-align="justify" draw:textarea-vertical-align="middle" draw:auto-grow-height="false" fo:min-height="1.4cm" fo:min-width="2.8cm"/>
    </style:style>
    <style:style style:name="gr34" style:family="graphic" style:parent-style-name="standard">
      <style:graphic-properties draw:fill="solid" draw:fill-color="#ffd320" draw:textarea-horizontal-align="justify" draw:textarea-vertical-align="middle" draw:auto-grow-height="false" fo:min-height="1.6cm" fo:min-width="2.8cm"/>
    </style:style>
    <style:style style:name="gr35" style:family="graphic" style:parent-style-name="standard">
      <style:graphic-properties draw:fill="solid" draw:fill-color="#ffd320" draw:textarea-horizontal-align="justify" draw:textarea-vertical-align="middle" draw:auto-grow-height="false" fo:min-height="2.75cm" fo:min-width="4.1cm"/>
    </style:style>
    <style:style style:name="gr36" style:family="graphic" style:parent-style-name="standard">
      <style:graphic-properties draw:fill="solid" draw:fill-color="#ffd320" draw:textarea-horizontal-align="justify" draw:textarea-vertical-align="middle" draw:auto-grow-height="false" fo:min-height="1.55cm" fo:min-width="4.7cm"/>
    </style:style>
    <style:style style:name="gr37" style:family="graphic" style:parent-style-name="standard">
      <style:graphic-properties draw:fill="solid" draw:fill-color="#ffd320" draw:textarea-horizontal-align="justify" draw:textarea-vertical-align="middle" draw:auto-grow-height="false" fo:min-height="1.3cm" fo:min-width="2.85cm"/>
    </style:style>
    <style:style style:name="gr38" style:family="graphic" style:parent-style-name="standard">
      <style:graphic-properties draw:fill="solid" draw:fill-color="#ffd320" draw:textarea-horizontal-align="justify" draw:textarea-vertical-align="middle" draw:auto-grow-height="false" fo:min-height="2.75cm" fo:min-width="4.05cm"/>
    </style:style>
    <style:style style:name="gr39" style:family="graphic" style:parent-style-name="standard">
      <style:graphic-properties draw:fill="solid" draw:fill-color="#ffd320" draw:textarea-horizontal-align="justify" draw:textarea-vertical-align="middle" draw:auto-grow-height="false" fo:min-height="1.3cm" fo:min-width="5.35cm"/>
    </style:style>
    <style:style style:name="gr40" style:family="graphic" style:parent-style-name="standard">
      <style:graphic-properties draw:fill="solid" draw:fill-color="#ffd320" draw:textarea-horizontal-align="justify" draw:textarea-vertical-align="middle" draw:auto-grow-height="false" fo:min-height="1.85cm" fo:min-width="6.6cm"/>
    </style:style>
    <style:style style:name="gr41" style:family="graphic" style:parent-style-name="objectwithoutfill">
      <style:graphic-properties draw:marker-end="Arrow" draw:marker-end-width="0.3cm" draw:fill="none" draw:textarea-horizontal-align="left" draw:textarea-vertical-align="top" fo:padding-bottom="1.5cm"/>
    </style:style>
    <style:style style:name="gr42" style:family="graphic" style:parent-style-name="objectwithoutfill">
      <style:graphic-properties draw:marker-end="Arrow" draw:marker-end-width="0.3cm" draw:fill="none" draw:textarea-horizontal-align="center" draw:textarea-vertical-align="middle" fo:padding-bottom="1.1cm"/>
    </style:style>
    <style:style style:name="gr43" style:family="graphic" style:parent-style-name="standard">
      <style:graphic-properties draw:fill="solid" draw:fill-color="#ffd320" draw:textarea-horizontal-align="justify" draw:textarea-vertical-align="middle" draw:auto-grow-height="false" fo:min-height="1.25cm" fo:min-width="4.1cm"/>
    </style:style>
    <style:style style:name="gr44" style:family="graphic" style:parent-style-name="standard">
      <style:graphic-properties draw:fill="solid" draw:fill-color="#ffd320" draw:textarea-horizontal-align="justify" draw:textarea-vertical-align="middle" draw:auto-grow-height="false" fo:min-height="1.85cm" fo:min-width="8.2cm"/>
    </style:style>
    <style:style style:name="gr45" style:family="graphic" style:parent-style-name="objectwithoutfill">
      <style:graphic-properties draw:marker-end="Arrow" draw:marker-end-width="0.3cm" draw:fill="none" draw:textarea-vertical-align="middle" fo:padding-bottom="1.1cm"/>
    </style:style>
    <style:style style:name="gr46" style:family="graphic" style:parent-style-name="standard">
      <style:graphic-properties draw:fill="solid" draw:fill-color="#ffd320" draw:textarea-horizontal-align="justify" draw:textarea-vertical-align="middle" draw:auto-grow-height="false" fo:min-height="1.85cm" fo:min-width="6.7cm"/>
    </style:style>
    <style:style style:name="gr47" style:family="graphic" style:parent-style-name="standard">
      <style:graphic-properties draw:fill="solid" draw:fill-color="#ffd320" draw:textarea-horizontal-align="justify" draw:textarea-vertical-align="middle" draw:auto-grow-height="false" fo:min-height="1.65cm" fo:min-width="5.1cm"/>
    </style:style>
    <style:style style:name="gr48" style:family="graphic" style:parent-style-name="standard">
      <style:graphic-properties draw:fill="solid" draw:fill-color="#ffd320" draw:textarea-horizontal-align="justify" draw:textarea-vertical-align="middle" draw:auto-grow-height="false" fo:min-height="1.4cm" fo:min-width="5.4cm"/>
    </style:style>
    <style:style style:name="gr49" style:family="graphic" style:parent-style-name="objectwithoutfill">
      <style:graphic-properties draw:marker-end="Arrow" draw:marker-end-width="0.3cm" draw:fill="none" draw:fill-color="#ffd320" draw:textarea-horizontal-align="left" draw:textarea-vertical-align="top"/>
    </style:style>
    <style:style style:name="gr50" style:family="graphic" style:parent-style-name="standard">
      <style:graphic-properties draw:fill="solid" draw:fill-color="#ffd320" draw:textarea-horizontal-align="justify" draw:textarea-vertical-align="middle" draw:auto-grow-height="false" fo:min-height="1.5cm" fo:min-width="4.113cm"/>
    </style:style>
    <style:style style:name="gr51" style:family="graphic" style:parent-style-name="standard">
      <style:graphic-properties draw:fill="solid" draw:fill-color="#ffd320" draw:textarea-horizontal-align="justify" draw:textarea-vertical-align="middle" draw:auto-grow-height="false" fo:min-height="1.65cm" fo:min-width="3.2cm"/>
    </style:style>
    <style:style style:name="gr52" style:family="graphic" style:parent-style-name="standard">
      <style:graphic-properties draw:fill="solid" draw:fill-color="#ffd320" draw:textarea-horizontal-align="justify" draw:textarea-vertical-align="middle" draw:auto-grow-height="false" fo:min-height="1.45cm" fo:min-width="4.4cm"/>
    </style:style>
    <style:style style:name="gr53" style:family="graphic" style:parent-style-name="standard">
      <style:graphic-properties draw:fill="solid" draw:fill-color="#ffd320" draw:textarea-horizontal-align="justify" draw:textarea-vertical-align="middle" draw:auto-grow-height="false" fo:min-height="1.55cm" fo:min-width="6.1cm"/>
    </style:style>
    <style:style style:name="gr54" style:family="graphic" style:parent-style-name="standard">
      <style:graphic-properties draw:fill="solid" draw:fill-color="#ffd320" draw:textarea-horizontal-align="justify" draw:textarea-vertical-align="middle" draw:auto-grow-height="false" fo:min-height="1.5cm" fo:min-width="6.4cm"/>
    </style:style>
    <style:style style:name="gr55" style:family="graphic" style:parent-style-name="standard">
      <style:graphic-properties draw:fill="solid" draw:fill-color="#ffd320" draw:textarea-horizontal-align="justify" draw:textarea-vertical-align="middle" draw:auto-grow-height="false" fo:min-height="1.6cm" fo:min-width="3.4cm"/>
    </style:style>
    <style:style style:name="gr56" style:family="graphic" style:parent-style-name="standard">
      <style:graphic-properties draw:fill="solid" draw:fill-color="#ffd320" draw:textarea-horizontal-align="justify" draw:textarea-vertical-align="middle" draw:auto-grow-height="false" fo:min-height="1.3cm" fo:min-width="5.5cm"/>
    </style:style>
    <style:style style:name="gr57" style:family="graphic" style:parent-style-name="standard">
      <style:graphic-properties draw:fill="solid" draw:fill-color="#ffd320" draw:textarea-horizontal-align="justify" draw:textarea-vertical-align="middle" draw:auto-grow-height="false" fo:min-height="1.6cm" fo:min-width="3.8cm"/>
    </style:style>
    <style:style style:name="gr58" style:family="graphic" style:parent-style-name="objectwithoutfill">
      <style:graphic-properties draw:marker-end="Arrow" draw:marker-end-width="0.3cm" draw:fill="none" draw:fill-color="#ffd320" draw:textarea-horizontal-align="right" draw:textarea-vertical-align="top"/>
    </style:style>
    <style:style style:name="gr59" style:family="graphic" style:parent-style-name="standard">
      <style:graphic-properties draw:fill="solid" draw:fill-color="#ffd320" draw:textarea-horizontal-align="justify" draw:textarea-vertical-align="middle" draw:auto-grow-height="false" fo:min-height="2.3cm" fo:min-width="6.95cm"/>
    </style:style>
    <style:style style:name="gr60" style:family="graphic" style:parent-style-name="standard">
      <style:graphic-properties draw:fill="solid" draw:fill-color="#ffd320" draw:textarea-horizontal-align="justify" draw:textarea-vertical-align="middle" draw:auto-grow-height="false" fo:min-height="2.55cm" fo:min-width="9.3cm"/>
    </style:style>
    <style:style style:name="gr61" style:family="graphic" style:parent-style-name="standard">
      <style:graphic-properties draw:fill="solid" draw:fill-color="#ffd320" draw:textarea-horizontal-align="justify" draw:textarea-vertical-align="middle" draw:auto-grow-height="false" fo:min-height="2.7cm" fo:min-width="7.1cm"/>
    </style:style>
    <style:style style:name="gr62" style:family="graphic" style:parent-style-name="standard">
      <style:graphic-properties draw:fill="solid" draw:fill-color="#ffd320" draw:textarea-horizontal-align="justify" draw:textarea-vertical-align="middle" draw:auto-grow-height="false" fo:min-height="2.85cm" fo:min-width="8.9cm"/>
    </style:style>
    <style:style style:name="gr63" style:family="graphic" style:parent-style-name="standard">
      <style:graphic-properties draw:fill="solid" draw:fill-color="#ffd320" draw:textarea-horizontal-align="justify" draw:textarea-vertical-align="middle" draw:auto-grow-height="false" fo:min-height="2.75cm" fo:min-width="9.3cm"/>
    </style:style>
    <style:style style:name="gr64" style:family="graphic" style:parent-style-name="objectwithoutfill">
      <style:graphic-properties draw:marker-end="Arrow" draw:marker-end-width="0.3cm" draw:fill="none" draw:fill-color="#ffd320" draw:textarea-horizontal-align="right" draw:textarea-vertical-align="top"/>
    </style:style>
    <style:style style:name="gr65" style:family="graphic" style:parent-style-name="standard">
      <style:graphic-properties draw:fill="solid" draw:fill-color="#ffd320" draw:textarea-horizontal-align="justify" draw:textarea-vertical-align="middle" draw:auto-grow-height="false" fo:min-height="2.35cm" fo:min-width="9.55cm"/>
    </style:style>
    <style:style style:name="gr66" style:family="graphic" style:parent-style-name="standard">
      <style:graphic-properties draw:fill="solid" draw:fill-color="#ffd320" draw:textarea-horizontal-align="justify" draw:textarea-vertical-align="middle" draw:auto-grow-height="false" fo:min-height="1.8cm" fo:min-width="4.45cm"/>
    </style:style>
    <style:style style:name="gr67" style:family="graphic" style:parent-style-name="objectwithoutfill">
      <style:graphic-properties svg:stroke-width="0.2cm" draw:marker-start-width="0.5cm" draw:marker-end="Arrow" draw:marker-end-width="0.6cm" draw:fill="none" draw:fill-color="#ffd320" draw:textarea-horizontal-align="center" draw:textarea-vertical-align="middle" fo:padding-top="-2cm" fo:padding-bottom="0cm" fo:padding-left="0cm" fo:padding-right="0cm"/>
    </style:style>
    <style:style style:name="gr68" style:family="graphic" style:parent-style-name="standard">
      <style:graphic-properties draw:fill="solid" draw:fill-color="#ffd320" draw:textarea-horizontal-align="justify" draw:textarea-vertical-align="middle" draw:auto-grow-height="false" fo:min-height="1.7cm" fo:min-width="5.1cm"/>
    </style:style>
    <style:style style:name="gr69" style:family="graphic" style:parent-style-name="objectwithoutfill">
      <style:graphic-properties draw:marker-end="Arrow" draw:marker-end-width="0.3cm" draw:fill="none" draw:fill-color="#ffd320" draw:textarea-horizontal-align="left" draw:textarea-vertical-align="middle"/>
    </style:style>
    <style:style style:name="gr70" style:family="graphic" style:parent-style-name="objectwithoutfill">
      <style:graphic-properties draw:marker-end="Arrow" draw:marker-end-width="0.3cm" draw:fill="none" draw:textarea-horizontal-align="right" draw:textarea-vertical-align="bottom"/>
    </style:style>
    <style:style style:name="gr71" style:family="graphic" style:parent-style-name="standard">
      <style:graphic-properties draw:fill="solid" draw:fill-color="#ffd320" draw:textarea-horizontal-align="justify" draw:textarea-vertical-align="middle" draw:auto-grow-height="false" fo:min-height="1cm" fo:min-width="3.7cm"/>
    </style:style>
    <style:style style:name="gr72" style:family="graphic" style:parent-style-name="standard">
      <style:graphic-properties svg:stroke-width="0.053cm" svg:stroke-color="#000000" draw:marker-start-width="0.279cm" draw:marker-end="Arrow" draw:marker-end-width="0.279cm" draw:textarea-vertical-align="top" fo:padding-top="0.151cm" fo:padding-bottom="0.151cm" fo:padding-left="0.276cm" fo:padding-right="0.276cm"/>
    </style:style>
    <style:style style:name="gr73" style:family="graphic" style:parent-style-name="standard">
      <style:graphic-properties svg:stroke-width="0.053cm" svg:stroke-color="#000000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74" style:family="graphic" style:parent-style-name="standard">
      <style:graphic-properties draw:fill="solid" draw:fill-color="#ffd320" draw:textarea-horizontal-align="justify" draw:textarea-vertical-align="middle" draw:auto-grow-height="false" fo:min-height="1.25cm" fo:min-width="5.2cm"/>
    </style:style>
    <style:style style:name="gr75" style:family="graphic" style:parent-style-name="objectwithoutfill">
      <style:graphic-properties draw:marker-end="Arrow" draw:marker-end-width="0.3cm" draw:fill="none" draw:textarea-vertical-align="top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83ca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solid" draw:fill-color="#83caff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5" style:family="paragraph">
      <loext:graphic-properties draw:fill="solid" draw:fill-color="#aecf0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loext:graphic-properties draw:fill="solid" draw:fill-color="#ffd32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3333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loext:graphic-properties draw:fill="none" draw:fill-color="#ffd320"/>
      <style:paragraph-properties fo:text-align="center"/>
    </style:style>
    <style:style style:name="P11" style:family="paragraph">
      <style:paragraph-properties fo:text-align="end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3.8cm" svg:height="15.3cm" svg:x="-0.3cm" svg:y="-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3.5cm" svg:height="129.2cm" svg:x="0cm" svg:y="10cm">
          <text:p text:style-name="P2"><text:span text:style-name="T1"/></text:p>
          <text:p text:style-name="P2"><text:span text:style-name="T2">pgSMB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" draw:id="id19" draw:layer="layout" svg:width="92.3cm" svg:height="5.138cm" svg:x="0.9cm" svg:y="0.4cm">
          <text:p text:style-name="P2"><text:span text:style-name="T2">pgina Ser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8" draw:id="id18" draw:layer="layout" svg:width="8.728cm" svg:height="3.6cm" svg:x="17.2cm" svg:y="11.4cm">
          <text:p text:style-name="P2"><text:span text:style-name="T3">gatew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20" draw:id="id20" draw:layer="layout" svg:width="10.716cm" svg:height="3.777cm" svg:x="56.584cm" svg:y="11.523cm">
          <text:p text:style-name="P2"><text:span text:style-name="T3">notif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5" draw:id="id5" draw:layer="layout" svg:width="12.409cm" svg:height="5.9cm" svg:x="5cm" svg:y="16.6cm">
          <text:p text:style-name="P2">user does not exist</text:p>
          <text:p text:style-name="P2">or</text:p>
          <text:p text:style-name="P2">contains comment</text:p>
          <text:p text:style-name="P2">„pGina created pgSMB2“</text:p>
          <text:p text:style-name="P2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6" xml:id="id3" draw:id="id3" draw:layer="layout" svg:width="13.4cm" svg:height="4.5cm" svg:x="4.5cm" svg:y="24.9cm">
          <text:p text:style-name="P2"/>
          <text:p text:style-name="P2">connect to SMB „SMBshare“</text:p>
          <text:p text:style-name="P2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6" xml:id="id4" draw:id="id4" draw:layer="layout" svg:width="11.6cm" svg:height="5.2cm" svg:x="4.9cm" svg:y="31.6cm">
          <text:p text:style-name="P2">if</text:p>
          <text:p text:style-name="P2">directory exists „RoamingSource“</text:p>
          <text:p text:style-name="P2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6" xml:id="id1" draw:id="id1" draw:layer="layout" svg:width="11.1cm" svg:height="4cm" svg:x="19.5cm" svg:y="32.2cm">
          <text:p text:style-name="P2">directory create „RoamingSource“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6" xml:id="id2" draw:id="id2" draw:layer="layout" svg:width="12.3cm" svg:height="6.5cm" svg:x="4.545cm" svg:y="38.8cm">
          <text:p text:style-name="P2">if file exists</text:p>
          <text:p text:style-name="P2">„Filename“</text:p>
          <text:p text:style-name="P2">or</text:p>
          <text:p text:style-name="P2">„Filename.bak“</text:p>
          <text:p text:style-name="P2">on „RoamingSource“</text:p>
          <text:p text:style-name="P2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6" xml:id="id6" draw:id="id6" draw:layer="layout" svg:width="10.4cm" svg:height="4.1cm" svg:x="5.498cm" svg:y="56.7cm">
          <text:p text:style-name="P2">if exists</text:p>
          <text:p text:style-name="P2">NTUSER.DAT</text:p>
          <text:p text:style-name="P2">at user profile (%z)</text:p>
          <text:p text:style-name="P2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6" xml:id="id7" draw:id="id7" draw:layer="layout" svg:width="18cm" svg:height="6.9cm" svg:x="1.698cm" svg:y="62.8cm">
          <text:p text:style-name="P2"/>
          <text:p text:style-name="P2">if</text:p>
          <text:p text:style-name="P2">last write time UTC „Filename“ in „RoamingSource“</text:p>
          <text:p text:style-name="P2">is newer than</text:p>
          <text:p text:style-name="P2"><text:s/>NTUSER.DAT in user profile (%z)</text:p>
          <text:p text:style-name="P2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6" xml:id="id8" draw:id="id8" draw:layer="layout" svg:width="7.8cm" svg:height="2.9cm" svg:x="6.798cm" svg:y="71.2cm">
          <text:p text:style-name="P2">add or modify us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6" xml:id="id9" draw:id="id9" draw:layer="layout" svg:width="9.6cm" svg:height="4.2cm" svg:x="5.898cm" svg:y="76.1cm">
          <text:p text:style-name="P2">if exists</text:p>
          <text:p text:style-name="P2">user profile folder (%z)</text:p>
          <text:p text:style-name="P2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6" xml:id="id10" draw:id="id10" draw:layer="layout" svg:width="11cm" svg:height="3.3cm" svg:x="1.498cm" svg:y="82.9cm">
          <text:p text:style-name="P2">delete user profile folder (%z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6" xml:id="id11" draw:id="id11" draw:layer="layout" svg:width="9.9cm" svg:height="4.6cm" svg:x="8.898cm" svg:y="88.4cm">
          <text:p text:style-name="P2">create user profile folder (%z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6" xml:id="id12" draw:id="id12" draw:layer="layout" svg:width="13.2cm" svg:height="4.8cm" svg:x="2.998cm" svg:y="95.4cm">
          <text:p text:style-name="P2"/>
          <text:p text:style-name="P2">extract „UncompressCLI“</text:p>
          <text:p text:style-name="P2">using „Compressor“</text:p>
          <text:p text:style-name="P2">To</text:p>
          <text:p text:style-name="P2">„%z“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6" xml:id="id13" draw:id="id13" draw:layer="layout" svg:width="12.2cm" svg:height="3.6cm" svg:x="3.498cm" svg:y="102.3cm">
          <text:p text:style-name="P2">disonnect from SMB „SMBshare“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6" xml:id="id14" draw:id="id14" draw:layer="layout" svg:width="16.4cm" svg:height="8cm" svg:x="1.398cm" svg:y="108cm">
          <text:p text:style-name="P2">set owner Administrators on %z</text:p>
          <text:p text:style-name="P2">set directory ACE on %z</text:p>
          <text:p text:style-name="P2">set ACE in %z NTUSER.DAT</text:p>
          <text:p text:style-name="P2">set ACE in %z UsrClass.dat</text:p>
          <text:p text:style-name="P2">set quota in %z NTUSER.DA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7" draw:layer="layout" draw:line-skew="0.299cm" svg:x1="25.05cm" svg:y1="36.2cm" svg:x2="10.695cm" svg:y2="38.8cm" draw:start-shape="id1" draw:start-glue-point="6" draw:end-shape="id2" draw:end-glue-point="4" svg:d="M25050 36200v1600h-14355v1000" svg:viewBox="0 0 14356 2601">
          <text:p text:style-name="P2">true</text:p>
        </draw:connector>
        <draw:connector draw:style-name="gr21" draw:text-style-name="P7" draw:layer="layout" svg:x1="11.2cm" svg:y1="29.4cm" svg:x2="10.7cm" svg:y2="31.6cm" draw:start-shape="id3" draw:start-glue-point="6" draw:end-shape="id4" draw:end-glue-point="4" svg:d="M11200 29400v1101h-500v1099" svg:viewBox="0 0 501 2201">
          <text:p text:style-name="P2"><text:s text:c="3"/>true</text:p>
        </draw:connector>
        <draw:connector draw:style-name="gr21" draw:text-style-name="P7" draw:layer="layout" svg:x1="10.7cm" svg:y1="36.8cm" svg:x2="10.695cm" svg:y2="38.8cm" draw:start-shape="id4" draw:start-glue-point="6" draw:end-shape="id2" draw:end-glue-point="4" svg:d="M10700 36800v1001h-5v999" svg:viewBox="0 0 6 2001">
          <text:p text:style-name="P2"><text:s text:c="3"/>true</text:p>
        </draw:connector>
        <draw:connector draw:style-name="gr21" draw:text-style-name="P7" draw:layer="layout" svg:x1="11.205cm" svg:y1="22.5cm" svg:x2="11.2cm" svg:y2="24.9cm" draw:start-shape="id5" draw:start-glue-point="6" draw:end-shape="id3" draw:end-glue-point="4" svg:d="M11205 22500v1201h-5v1199" svg:viewBox="0 0 6 2401">
          <text:p text:style-name="P2"><text:s text:c="3"/>true</text:p>
        </draw:connector>
        <draw:connector draw:style-name="gr21" draw:text-style-name="P7" draw:layer="layout" svg:x1="10.698cm" svg:y1="60.8cm" svg:x2="10.698cm" svg:y2="62.8cm" draw:start-shape="id6" draw:start-glue-point="6" draw:end-shape="id7" draw:end-glue-point="4" svg:d="M10698 60800v2000" svg:viewBox="0 0 1 2001">
          <text:p text:style-name="P2"><text:s text:c="3"/>true</text:p>
        </draw:connector>
        <draw:connector draw:style-name="gr21" draw:text-style-name="P7" draw:layer="layout" svg:x1="10.698cm" svg:y1="69.7cm" svg:x2="10.698cm" svg:y2="71.2cm" draw:start-shape="id7" draw:start-glue-point="6" draw:end-shape="id8" draw:end-glue-point="4" svg:d="M10698 69700v1500" svg:viewBox="0 0 1 1501">
          <text:p text:style-name="P2"><text:s text:c="3"/>true</text:p>
        </draw:connector>
        <draw:connector draw:style-name="gr21" draw:text-style-name="P7" draw:layer="layout" svg:x1="10.698cm" svg:y1="74.1cm" svg:x2="10.698cm" svg:y2="76.1cm" draw:start-shape="id8" draw:start-glue-point="6" draw:end-shape="id9" draw:end-glue-point="4" svg:d="M10698 74100v2000" svg:viewBox="0 0 1 2001">
          <text:p text:style-name="P2"><text:s text:c="3"/>true</text:p>
        </draw:connector>
        <draw:connector draw:style-name="gr22" draw:text-style-name="P7" draw:layer="layout" svg:x1="10.698cm" svg:y1="80.3cm" svg:x2="6.998cm" svg:y2="82.9cm" draw:start-shape="id9" draw:start-glue-point="6" draw:end-shape="id10" draw:end-glue-point="4" svg:d="M10698 80300v1301h-3700v1299" svg:viewBox="0 0 3701 2601">
          <text:p text:style-name="P2"><text:s text:c="2"/>true</text:p>
          <text:p text:style-name="P2"/>
        </draw:connector>
        <draw:connector draw:style-name="gr23" draw:text-style-name="P7" draw:layer="layout" svg:x1="15.498cm" svg:y1="78.2cm" svg:x2="13.848cm" svg:y2="88.4cm" draw:start-shape="id9" draw:start-glue-point="7" draw:end-shape="id11" draw:end-glue-point="4" svg:d="M15498 78200h502v6151h-2152v4049" svg:viewBox="0 0 2153 10201">
          <text:p text:style-name="P2">false</text:p>
        </draw:connector>
        <draw:connector draw:style-name="gr24" draw:text-style-name="P7" draw:layer="layout" svg:x1="6.998cm" svg:y1="86.2cm" svg:x2="13.848cm" svg:y2="88.4cm" draw:start-shape="id10" draw:start-glue-point="6" draw:end-shape="id11" draw:end-glue-point="4" svg:d="M6998 86200v1101h6850v1099" svg:viewBox="0 0 6851 2201">
          <text:p text:style-name="P2">true</text:p>
        </draw:connector>
        <draw:connector draw:style-name="gr20" draw:text-style-name="P7" draw:layer="layout" svg:x1="13.848cm" svg:y1="93cm" svg:x2="9.598cm" svg:y2="95.4cm" draw:start-shape="id11" draw:start-glue-point="6" draw:end-shape="id12" draw:end-glue-point="4" svg:d="M13848 93000v1201h-4250v1199" svg:viewBox="0 0 4251 2401">
          <text:p text:style-name="P2">true</text:p>
        </draw:connector>
        <draw:connector draw:style-name="gr21" draw:text-style-name="P7" draw:layer="layout" svg:x1="9.598cm" svg:y1="100.2cm" svg:x2="9.598cm" svg:y2="102.3cm" draw:start-shape="id12" draw:start-glue-point="6" draw:end-shape="id13" draw:end-glue-point="4" svg:d="M9598 100200v2100" svg:viewBox="0 0 1 2101">
          <text:p text:style-name="P2"><text:s text:c="3"/>true</text:p>
        </draw:connector>
        <draw:connector draw:style-name="gr21" draw:text-style-name="P7" draw:layer="layout" svg:x1="9.598cm" svg:y1="105.9cm" svg:x2="9.598cm" svg:y2="108cm" draw:start-shape="id13" draw:start-glue-point="6" draw:end-shape="id14" draw:end-glue-point="4" svg:d="M9598 105900v2100" svg:viewBox="0 0 1 2101">
          <text:p text:style-name="P2"><text:s text:c="3"/>true</text:p>
        </draw:connector>
        <draw:custom-shape draw:style-name="gr25" draw:text-style-name="P6" xml:id="id16" draw:id="id16" draw:layer="layout" svg:width="17.7cm" svg:height="5.9cm" svg:x="17.598cm" svg:y="118cm">
          <text:p text:style-name="P2">disonnect from SMB „SMBshare“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6" xml:id="id15" draw:id="id15" draw:layer="layout" svg:width="7.3cm" svg:height="3.1cm" svg:x="22.798cm" svg:y="64.7cm">
          <text:p text:style-name="P2">add or modify us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7" draw:layer="layout" svg:x1="16.845cm" svg:y1="42.05cm" svg:x2="26.448cm" svg:y2="64.7cm" draw:start-shape="id2" draw:start-glue-point="7" draw:end-shape="id15" draw:end-glue-point="4" svg:d="M16845 42050h9603v22650" svg:viewBox="0 0 9604 22651">
          <text:p text:style-name="P2">false</text:p>
        </draw:connector>
        <draw:connector draw:style-name="gr22" draw:text-style-name="P7" draw:layer="layout" svg:x1="9.598cm" svg:y1="116cm" svg:x2="26.448cm" svg:y2="118cm" draw:start-shape="id14" draw:start-glue-point="6" draw:end-shape="id16" draw:end-glue-point="4" svg:d="M9598 116000v1001h16850v999" svg:viewBox="0 0 16851 2001">
          <text:p text:style-name="P2">true</text:p>
          <text:p text:style-name="P2"/>
        </draw:connector>
        <draw:connector draw:style-name="gr21" draw:text-style-name="P7" draw:layer="layout" svg:x1="26.448cm" svg:y1="67.8cm" svg:x2="26.448cm" svg:y2="118cm" draw:start-shape="id15" draw:start-glue-point="6" draw:end-shape="id16" draw:end-glue-point="4" svg:d="M26448 67800v50200" svg:viewBox="0 0 1 50201">
          <text:p text:style-name="P2"><text:s text:c="3"/>true</text:p>
        </draw:connector>
        <draw:connector draw:style-name="gr21" draw:text-style-name="P7" draw:layer="layout" svg:x1="30.6cm" svg:y1="34.2cm" svg:x2="35.298cm" svg:y2="120.95cm" draw:start-shape="id1" draw:start-glue-point="7" draw:end-shape="id16" draw:end-glue-point="7" svg:d="M30600 34200h5200v86750h-502" svg:viewBox="0 0 5201 86751">
          <text:p text:style-name="P2"><text:s text:c="3"/>false</text:p>
        </draw:connector>
        <draw:connector draw:style-name="gr21" draw:text-style-name="P7" draw:layer="layout" svg:x1="17.9cm" svg:y1="27.15cm" svg:x2="35.298cm" svg:y2="120.95cm" draw:start-shape="id3" draw:start-glue-point="7" draw:end-shape="id16" draw:end-glue-point="7" svg:d="M17900 27150h17900v93800h-502" svg:viewBox="0 0 17901 93801">
          <text:p text:style-name="P2"><text:s text:c="3"/>false</text:p>
        </draw:connector>
        <draw:connector draw:style-name="gr27" draw:text-style-name="P8" draw:layer="layout" svg:x1="17.409cm" svg:y1="19.55cm" svg:x2="35.298cm" svg:y2="120.95cm" draw:start-shape="id5" draw:start-glue-point="7" draw:end-shape="id16" draw:end-glue-point="7" svg:d="M17409 19550h18391v101400h-502" svg:viewBox="0 0 18392 101401">
          <text:p text:style-name="P2"><text:s text:c="3"/>false</text:p>
        </draw:connector>
        <draw:custom-shape draw:style-name="gr28" draw:text-style-name="P6" xml:id="id17" draw:id="id17" draw:layer="layout" svg:width="6.4cm" svg:height="2.9cm" svg:x="27.498cm" svg:y="71.2cm">
          <text:p text:style-name="P2">delete us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7" draw:layer="layout" svg:x1="30.098cm" svg:y1="66.25cm" svg:x2="30.698cm" svg:y2="71.2cm" draw:start-shape="id15" draw:start-glue-point="7" draw:end-shape="id17" draw:end-glue-point="4" svg:d="M30098 66250h600v4950" svg:viewBox="0 0 601 4951">
          <text:p text:style-name="P2"><text:s text:c="3"/>false</text:p>
        </draw:connector>
        <draw:connector draw:style-name="gr21" draw:text-style-name="P7" draw:layer="layout" svg:x1="33.898cm" svg:y1="72.65cm" svg:x2="35.298cm" svg:y2="120.95cm" draw:start-shape="id17" draw:start-glue-point="7" draw:end-shape="id16" draw:end-glue-point="7" svg:d="M33898 72650h1902v48300h-502" svg:viewBox="0 0 1903 48301">
          <text:p text:style-name="P2">false</text:p>
        </draw:connector>
        <draw:connector draw:style-name="gr21" draw:text-style-name="P7" draw:layer="layout" svg:x1="18.798cm" svg:y1="90.7cm" svg:x2="35.298cm" svg:y2="120.95cm" draw:start-shape="id11" draw:start-glue-point="7" draw:end-shape="id16" draw:end-glue-point="7" svg:d="M18798 90700h17002v30250h-502" svg:viewBox="0 0 17003 30251">
          <text:p text:style-name="P2">false</text:p>
        </draw:connector>
        <draw:connector draw:style-name="gr21" draw:text-style-name="P7" draw:layer="layout" svg:x1="16.198cm" svg:y1="97.8cm" svg:x2="35.298cm" svg:y2="120.95cm" draw:start-shape="id12" draw:start-glue-point="7" draw:end-shape="id16" draw:end-glue-point="7" svg:d="M16198 97800h19602v23150h-502" svg:viewBox="0 0 19603 23151">
          <text:p text:style-name="P2">false</text:p>
        </draw:connector>
        <draw:connector draw:style-name="gr21" draw:text-style-name="P7" draw:layer="layout" svg:x1="17.798cm" svg:y1="112cm" svg:x2="35.298cm" svg:y2="120.95cm" draw:start-shape="id14" draw:start-glue-point="7" draw:end-shape="id16" draw:end-glue-point="7" svg:d="M17798 112000h18002v8950h-502" svg:viewBox="0 0 18003 8951">
          <text:p text:style-name="P2">false</text:p>
        </draw:connector>
        <draw:connector draw:style-name="gr29" draw:text-style-name="P9" draw:layer="layout" draw:line-skew="0.998cm 3.098cm" svg:x1="26.448cm" svg:y1="123.9cm" svg:x2="25.928cm" svg:y2="13.2cm" draw:start-shape="id16" draw:start-glue-point="6" draw:end-shape="id18" draw:end-glue-point="10" svg:d="M26448 123900v1500h12450v-112200h-12970" svg:viewBox="0 0 12971 112201">
          <text:p text:style-name="P2"><text:span text:style-name="T4">result</text:span></text:p>
        </draw:connector>
        <draw:connector draw:style-name="gr30" draw:text-style-name="P7" draw:layer="layout" svg:x1="14.598cm" svg:y1="72.65cm" svg:x2="27.498cm" svg:y2="72.65cm" draw:start-shape="id8" draw:start-glue-point="7" draw:end-shape="id17" draw:end-glue-point="5" svg:d="M14598 72650h12900" svg:viewBox="0 0 12901 1">
          <text:p text:style-name="P2">false</text:p>
        </draw:connector>
        <draw:connector draw:style-name="gr31" draw:text-style-name="P7" draw:layer="layout" svg:x1="21.564cm" svg:y1="15cm" svg:x2="11.205cm" svg:y2="16.6cm" draw:start-shape="id18" draw:start-glue-point="8" draw:end-shape="id5" draw:end-glue-point="4" svg:d="M21564 15000v801h-10359v799" svg:viewBox="0 0 10360 1601">
          <text:p/>
        </draw:connector>
        <draw:connector draw:style-name="gr31" draw:text-style-name="P7" draw:layer="layout" svg:x1="14.416cm" svg:y1="4.786cm" svg:x2="18.478cm" svg:y2="11.927cm" draw:start-shape="id19" draw:start-glue-point="7" draw:end-shape="id18" draw:end-glue-point="5" svg:d="M14416 4786v3684h4062v3457" svg:viewBox="0 0 4063 7142">
          <text:p/>
        </draw:connector>
        <draw:connector draw:style-name="gr31" draw:text-style-name="P7" draw:layer="layout" svg:x1="79.684cm" svg:y1="4.786cm" svg:x2="61.942cm" svg:y2="11.523cm" draw:start-shape="id19" draw:start-glue-point="9" draw:end-shape="id20" draw:end-glue-point="4" svg:d="M79684 4786v3745h-17742v2992" svg:viewBox="0 0 17743 6738">
          <text:p/>
        </draw:connector>
        <draw:connector draw:style-name="gr32" draw:text-style-name="P7" draw:layer="layout" svg:x1="16.5cm" svg:y1="34.2cm" svg:x2="19.5cm" svg:y2="34.2cm" draw:start-shape="id4" draw:start-glue-point="7" draw:end-shape="id1" draw:end-glue-point="5" svg:d="M16500 34200h3000" svg:viewBox="0 0 3001 1">
          <text:p text:style-name="P2">false</text:p>
        </draw:connector>
        <draw:custom-shape draw:style-name="gr33" draw:text-style-name="P6" xml:id="id21" draw:id="id21" draw:layer="layout" svg:width="6.6cm" svg:height="3.3cm" svg:x="44.1cm" svg:y="20.7cm">
          <text:p text:style-name="P2">if</text:p>
          <text:p text:style-name="P2">SessionLogin</text:p>
          <text:p text:style-name="P2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6" xml:id="id22" draw:id="id22" draw:layer="layout" svg:width="6.6cm" svg:height="3.7cm" svg:x="73.1cm" svg:y="20.7cm">
          <text:p text:style-name="P2">if</text:p>
          <text:p text:style-name="P2">SessionLogoff</text:p>
          <text:p text:style-name="P2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6" xml:id="id23" draw:id="id23" draw:layer="layout" svg:width="9.2cm" svg:height="6cm" svg:x="42.8cm" svg:y="26cm">
          <text:p text:style-name="P2">If</text:p>
          <text:p text:style-name="P2">user comment contains</text:p>
          <text:p text:style-name="P2">„pGina created pgSMB2“</text:p>
          <text:p text:style-name="P2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6" xml:id="id24" draw:id="id24" draw:layer="layout" svg:width="10.4cm" svg:height="3.6cm" svg:x="49.4cm" svg:y="34.2cm">
          <text:p text:style-name="P2">If</text:p>
          <text:p text:style-name="P2">„ScriptPath“ is not empty</text:p>
          <text:p text:style-name="P2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6" xml:id="id28" draw:id="id28" draw:layer="layout" svg:width="6.7cm" svg:height="3.1cm" svg:x="46.1cm" svg:y="43.1cm">
          <text:p text:style-name="P2">set quot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6" xml:id="id27" draw:id="id27" draw:layer="layout" svg:width="9.1cm" svg:height="6cm" svg:x="40.9cm" svg:y="34.1cm">
          <text:p text:style-name="P2">If</text:p>
          <text:p text:style-name="P2">user comment ends with</text:p>
          <text:p text:style-name="P2">„pGina created pgSMB2“</text:p>
          <text:p text:style-name="P2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9" draw:text-style-name="P6" xml:id="id29" draw:id="id29" draw:layer="layout" svg:width="11.7cm" svg:height="3.1cm" svg:x="39.6cm" svg:y="45.6cm">
          <text:p text:style-name="P2">if</text:p>
          <text:p text:style-name="P2">user profile is only</text:p>
          <text:p text:style-name="P2">temporar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6" xml:id="id30" draw:id="id30" draw:layer="layout" svg:width="7.1cm" svg:height="2.1cm" svg:x="41.9cm" svg:y="51.3cm">
          <text:p text:style-name="P2">send email</text:p>
          <draw:enhanced-geometry svg:viewBox="0 0 21600 21600" draw:type="rectangle" draw:enhanced-path="M 0 0 L 21600 0 21600 21600 0 21600 0 0 Z N"/>
        </draw:custom-shape>
        <draw:connector draw:style-name="gr31" draw:text-style-name="P7" draw:layer="layout" svg:x1="61.942cm" svg:y1="15.3cm" svg:x2="47.4cm" svg:y2="20.7cm" draw:start-shape="id20" draw:start-glue-point="8" draw:end-shape="id21" draw:end-glue-point="4" svg:d="M61942 15300v2700h-14542v2700" svg:viewBox="0 0 14543 5401">
          <text:p/>
        </draw:connector>
        <draw:connector draw:style-name="gr31" draw:text-style-name="P7" draw:layer="layout" svg:x1="61.942cm" svg:y1="15.3cm" svg:x2="76.4cm" svg:y2="20.7cm" draw:start-shape="id20" draw:start-glue-point="8" draw:end-shape="id22" draw:end-glue-point="4" svg:d="M61942 15300v2700h14458v2700" svg:viewBox="0 0 14459 5401">
          <text:p/>
        </draw:connector>
        <draw:connector draw:style-name="gr41" draw:text-style-name="P7" draw:layer="layout" svg:x1="47.4cm" svg:y1="24cm" svg:x2="47.4cm" svg:y2="26cm" draw:start-shape="id21" draw:start-glue-point="6" draw:end-shape="id23" draw:end-glue-point="4" svg:d="M47400 24000v2000" svg:viewBox="0 0 1 2001">
          <text:p text:style-name="P2"><text:s text:c="3"/>true</text:p>
        </draw:connector>
        <draw:connector draw:style-name="gr42" draw:text-style-name="P7" draw:layer="layout" svg:x1="47.4cm" svg:y1="32cm" svg:x2="54.6cm" svg:y2="34.2cm" draw:start-shape="id23" draw:start-glue-point="6" draw:end-shape="id24" draw:end-glue-point="4" svg:d="M47400 32000v1101h7200v1099" svg:viewBox="0 0 7201 2201">
          <text:p text:style-name="P2"><text:s text:c="3"/>true</text:p>
        </draw:connector>
        <draw:custom-shape draw:style-name="gr43" draw:text-style-name="P6" xml:id="id25" draw:id="id25" draw:layer="layout" svg:width="9.2cm" svg:height="3cm" svg:x="52.5cm" svg:y="40.6cm">
          <text:p text:style-name="P2">start „ScriptPath“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7" draw:layer="layout" svg:x1="54.6cm" svg:y1="37.8cm" svg:x2="57.1cm" svg:y2="40.6cm" draw:start-shape="id24" draw:start-glue-point="6" draw:end-shape="id25" draw:end-glue-point="4" svg:d="M54600 37800v1401h2500v1399" svg:viewBox="0 0 2501 2801">
          <text:p text:style-name="P2"><text:s text:c="3"/>true</text:p>
        </draw:connector>
        <draw:custom-shape draw:style-name="gr44" draw:text-style-name="P6" xml:id="id26" draw:id="id26" draw:layer="layout" svg:width="8.7cm" svg:height="2.1cm" svg:x="53.4cm" svg:y="45.8cm">
          <text:p text:style-name="P2">send message box to user</text:p>
          <draw:enhanced-geometry svg:viewBox="0 0 21600 21600" draw:type="rectangle" draw:enhanced-path="M 0 0 L 21600 0 21600 21600 0 21600 0 0 Z N"/>
        </draw:custom-shape>
        <draw:connector draw:style-name="gr21" draw:text-style-name="P7" draw:layer="layout" draw:line-skew="1.799cm" svg:x1="61.7cm" svg:y1="42.1cm" svg:x2="62.1cm" svg:y2="46.85cm" draw:start-shape="id25" draw:start-glue-point="7" draw:end-shape="id26" draw:end-glue-point="1" svg:d="M61700 42100h2700v4750h-2300" svg:viewBox="0 0 2701 4751">
          <text:p text:style-name="P2"><text:s text:c="3"/>false</text:p>
        </draw:connector>
        <draw:connector draw:style-name="gr42" draw:text-style-name="P7" draw:layer="layout" svg:x1="47.4cm" svg:y1="32cm" svg:x2="45.45cm" svg:y2="34.1cm" draw:start-shape="id23" draw:start-glue-point="6" draw:end-shape="id27" draw:end-glue-point="4" svg:d="M47400 32000v1051h-1950v1049" svg:viewBox="0 0 1951 2101">
          <text:p text:style-name="P2">true</text:p>
        </draw:connector>
        <draw:connector draw:style-name="gr45" draw:text-style-name="P7" draw:layer="layout" svg:x1="45.45cm" svg:y1="40.1cm" svg:x2="49.45cm" svg:y2="43.1cm" draw:start-shape="id27" draw:start-glue-point="6" draw:end-shape="id28" draw:end-glue-point="4" svg:d="M45450 40100v1501h4000v1499" svg:viewBox="0 0 4001 3001">
          <text:p text:style-name="P2">true</text:p>
        </draw:connector>
        <draw:connector draw:style-name="gr22" draw:text-style-name="P7" draw:layer="layout" svg:x1="45.45cm" svg:y1="40.1cm" svg:x2="45.45cm" svg:y2="45.6cm" draw:start-shape="id27" draw:start-glue-point="6" draw:end-shape="id29" draw:end-glue-point="4" svg:d="M45450 40100v5500" svg:viewBox="0 0 1 5501">
          <text:p text:style-name="P2"><text:s text:c="3"/>true</text:p>
        </draw:connector>
        <draw:connector draw:style-name="gr21" draw:text-style-name="P7" draw:layer="layout" svg:x1="45.45cm" svg:y1="48.7cm" svg:x2="45.45cm" svg:y2="51.3cm" draw:start-shape="id29" draw:start-glue-point="6" draw:end-shape="id30" draw:end-glue-point="0" svg:d="M45450 48700v2600" svg:viewBox="0 0 1 2601">
          <text:p text:style-name="P2"><text:s text:c="3"/>true</text:p>
        </draw:connector>
        <draw:custom-shape draw:style-name="gr46" draw:text-style-name="P6" xml:id="id32" draw:id="id32" draw:layer="layout" svg:width="7.2cm" svg:height="2.1cm" svg:x="84.5cm" svg:y="134.6cm">
          <text:p text:style-name="P2">send email</text:p>
          <draw:enhanced-geometry svg:viewBox="0 0 21600 21600" draw:type="rectangle" draw:enhanced-path="M 0 0 L 21600 0 21600 21600 0 21600 0 0 Z N"/>
        </draw:custom-shape>
        <draw:custom-shape draw:style-name="gr47" draw:text-style-name="P6" xml:id="id31" draw:id="id31" draw:layer="layout" svg:width="11.2cm" svg:height="3.8cm" svg:x="70.4cm" svg:y="133.7cm">
          <text:p text:style-name="P2">disonnect from SMB „SMBshare“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1" draw:text-style-name="P7" draw:layer="layout" draw:type="lines" svg:x1="81.6cm" svg:y1="135.6cm" svg:x2="84.5cm" svg:y2="135.65cm" draw:start-shape="id31" draw:start-glue-point="7" draw:end-shape="id32" draw:end-glue-point="3" svg:d="M81600 135600h502l1897 50h501" svg:viewBox="0 0 2901 51">
          <text:p/>
        </draw:connector>
        <draw:custom-shape draw:style-name="gr48" draw:text-style-name="P6" xml:id="id34" draw:id="id34" draw:layer="layout" svg:width="11.8cm" svg:height="3.3cm" svg:x="70.5cm" svg:y="33.1cm">
          <text:p text:style-name="P2">wait until user has logged of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6" xml:id="id33" draw:id="id33" draw:layer="layout" svg:width="12.409cm" svg:height="5.9cm" svg:x="70.191cm" svg:y="25.7cm">
          <text:p text:style-name="P2">if</text:p>
          <text:p text:style-name="P2">user comment contains</text:p>
          <text:p text:style-name="P2">„pGina created pgSMB2“</text:p>
          <text:p text:style-name="P2">and</text:p>
          <text:p text:style-name="P2">is allowed to logoff</text:p>
          <text:p text:style-name="P2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9" draw:text-style-name="P10" draw:layer="layout" svg:x1="76.4cm" svg:y1="24.4cm" svg:x2="76.396cm" svg:y2="25.7cm" draw:start-shape="id22" draw:start-glue-point="6" draw:end-shape="id33" draw:end-glue-point="4" svg:d="M76400 24400v651h-4v649" svg:viewBox="0 0 5 1301">
          <text:p text:style-name="P2"><text:s text:c="3"/>true</text:p>
        </draw:connector>
        <draw:connector draw:style-name="gr49" draw:text-style-name="P10" draw:layer="layout" svg:x1="76.396cm" svg:y1="31.6cm" svg:x2="76.4cm" svg:y2="33.1cm" draw:start-shape="id33" draw:start-glue-point="6" draw:end-shape="id34" draw:end-glue-point="4" svg:d="M76396 31600v751h4v749" svg:viewBox="0 0 5 1501">
          <text:p text:style-name="P2"><text:s text:c="3"/>true</text:p>
        </draw:connector>
        <draw:custom-shape draw:style-name="gr50" draw:text-style-name="P6" xml:id="id36" draw:id="id36" draw:layer="layout" svg:width="9.225cm" svg:height="3.5cm" svg:x="71.8cm" svg:y="42.4cm">
          <text:p text:style-name="P2">if exists</text:p>
          <text:p text:style-name="P2">NTUSER.DAT at %z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9" draw:text-style-name="P10" draw:layer="layout" svg:x1="76.4cm" svg:y1="36.4cm" svg:x2="76.4cm" svg:y2="37.5cm" draw:start-shape="id34" draw:start-glue-point="6" draw:end-shape="id35" draw:end-glue-point="4" svg:d="M76400 36400v1100" svg:viewBox="0 0 1 1101">
          <text:p text:style-name="P2"><text:s text:c="3"/>true</text:p>
        </draw:connector>
        <draw:connector draw:style-name="gr49" draw:text-style-name="P10" draw:layer="layout" svg:x1="81.025cm" svg:y1="44.15cm" svg:x2="88.1cm" svg:y2="134.6cm" draw:start-shape="id36" draw:start-glue-point="7" draw:end-shape="id32" draw:end-glue-point="0" svg:d="M81025 44150h7075v90450" svg:viewBox="0 0 7076 90451">
          <text:p text:style-name="P2"><text:s text:c="3"/>false</text:p>
        </draw:connector>
        <draw:custom-shape draw:style-name="gr51" draw:text-style-name="P6" xml:id="id37" draw:id="id37" draw:layer="layout" svg:width="7.4cm" svg:height="3.8cm" svg:x="72.7cm" svg:y="47.2cm">
          <text:p text:style-name="P2">if NOT</text:p>
          <text:p text:style-name="P2">„MaxStore“ == 0</text:p>
          <text:p text:style-name="P2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9" draw:text-style-name="P10" draw:layer="layout" svg:x1="76.413cm" svg:y1="45.9cm" svg:x2="76.4cm" svg:y2="47.2cm" draw:start-shape="id36" draw:start-glue-point="6" draw:end-shape="id37" draw:end-glue-point="4" svg:d="M76413 45900v651h-13v649" svg:viewBox="0 0 14 1301">
          <text:p text:style-name="P2"><text:s text:c="3"/>true</text:p>
        </draw:connector>
        <draw:custom-shape draw:style-name="gr52" draw:text-style-name="P6" xml:id="id38" draw:id="id38" draw:layer="layout" svg:width="9.8cm" svg:height="3.4cm" svg:x="71.5cm" svg:y="57.1cm">
          <text:p text:style-name="P2">if</text:p>
          <text:p text:style-name="P2">size of %z &lt; „MaxStore“</text:p>
          <text:p text:style-name="P2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9" draw:text-style-name="P10" draw:layer="layout" svg:x1="81.3cm" svg:y1="58.8cm" svg:x2="88.1cm" svg:y2="134.6cm" draw:start-shape="id38" draw:start-glue-point="7" draw:end-shape="id32" draw:end-glue-point="0" svg:d="M81300 58800h6800v75800" svg:viewBox="0 0 6801 75801">
          <text:p text:style-name="P2"><text:s text:c="3"/>false</text:p>
        </draw:connector>
        <draw:custom-shape draw:style-name="gr53" draw:text-style-name="P6" xml:id="id39" draw:id="id39" draw:layer="layout" svg:width="13.2cm" svg:height="3.6cm" svg:x="69.8cm" svg:y="62cm">
          <text:p text:style-name="P2"/>
          <text:p text:style-name="P2">compress „CompressCLI“</text:p>
          <text:p text:style-name="P2">using „Compressor“</text:p>
          <text:p text:style-name="P2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6" xml:id="id40" draw:id="id40" draw:layer="layout" svg:width="13.8cm" svg:height="3.5cm" svg:x="69.5cm" svg:y="67cm">
          <text:p text:style-name="P2">find</text:p>
          <text:p text:style-name="P2">local stored compressed profile</text:p>
          <text:p text:style-name="P2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9" draw:text-style-name="P10" draw:layer="layout" svg:x1="76.4cm" svg:y1="65.6cm" svg:x2="76.4cm" svg:y2="67cm" draw:start-shape="id39" draw:start-glue-point="6" draw:end-shape="id40" draw:end-glue-point="4" svg:d="M76400 65600v1400" svg:viewBox="0 0 1 1401">
          <text:p text:style-name="P2"><text:s text:c="3"/>true</text:p>
        </draw:connector>
        <draw:connector draw:style-name="gr49" draw:text-style-name="P10" draw:layer="layout" svg:x1="83cm" svg:y1="63.8cm" svg:x2="88.1cm" svg:y2="134.6cm" draw:start-shape="id39" draw:start-glue-point="7" draw:end-shape="id32" draw:end-glue-point="0" svg:d="M83000 63800h5100v70800" svg:viewBox="0 0 5101 70801">
          <text:p text:style-name="P2"><text:s text:c="3"/>false</text:p>
        </draw:connector>
        <draw:connector draw:style-name="gr49" draw:text-style-name="P10" draw:layer="layout" svg:x1="83.3cm" svg:y1="68.75cm" svg:x2="88.1cm" svg:y2="134.6cm" draw:start-shape="id40" draw:start-glue-point="7" draw:end-shape="id32" draw:end-glue-point="0" svg:d="M83300 68750h4800v65850" svg:viewBox="0 0 4801 65851">
          <text:p text:style-name="P2"><text:s text:c="3"/>false</text:p>
        </draw:connector>
        <draw:custom-shape draw:style-name="gr55" draw:text-style-name="P6" xml:id="id41" draw:id="id41" draw:layer="layout" svg:width="7.8cm" svg:height="3.7cm" svg:x="72.5cm" svg:y="52.2cm">
          <text:p text:style-name="P2">if NOT</text:p>
          <text:p text:style-name="P2">size of %z == 0</text:p>
          <text:p text:style-name="P2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9" draw:text-style-name="P10" draw:layer="layout" svg:x1="76.4cm" svg:y1="51cm" svg:x2="76.4cm" svg:y2="52.2cm" draw:start-shape="id37" draw:start-glue-point="6" draw:end-shape="id41" draw:end-glue-point="4" svg:d="M76400 51000v1200" svg:viewBox="0 0 1 1201">
          <text:p text:style-name="P2"><text:s text:c="3"/>true</text:p>
        </draw:connector>
        <draw:connector draw:style-name="gr49" draw:text-style-name="P10" draw:layer="layout" svg:x1="80.3cm" svg:y1="54.05cm" svg:x2="88.1cm" svg:y2="134.6cm" draw:start-shape="id41" draw:start-glue-point="7" draw:end-shape="id32" draw:end-glue-point="0" svg:d="M80300 54050h7800v80550" svg:viewBox="0 0 7801 80551">
          <text:p text:style-name="P2"><text:s text:c="3"/>false</text:p>
        </draw:connector>
        <draw:connector draw:style-name="gr49" draw:text-style-name="P10" draw:layer="layout" svg:x1="76.4cm" svg:y1="55.9cm" svg:x2="76.4cm" svg:y2="57.1cm" draw:start-shape="id41" draw:start-glue-point="6" draw:end-shape="id38" draw:end-glue-point="4" svg:d="M76400 55900v1200" svg:viewBox="0 0 1 1201">
          <text:p text:style-name="P2"><text:s text:c="3"/>true</text:p>
        </draw:connector>
        <draw:connector draw:style-name="gr49" draw:text-style-name="P10" draw:layer="layout" svg:x1="76.4cm" svg:y1="60.5cm" svg:x2="76.4cm" svg:y2="62cm" draw:start-shape="id38" draw:start-glue-point="6" draw:end-shape="id39" draw:end-glue-point="4" svg:d="M76400 60500v1500" svg:viewBox="0 0 1 1501">
          <text:p text:style-name="P2"><text:s text:c="3"/></text:p>
        </draw:connector>
        <draw:custom-shape draw:style-name="gr56" draw:text-style-name="P6" xml:id="id42" draw:id="id42" draw:layer="layout" svg:width="12cm" svg:height="3.1cm" svg:x="70.4cm" svg:y="72.1cm">
          <text:p text:style-name="P2"/>
          <text:p text:style-name="P2">connect to SMB „SMBshare“</text:p>
          <text:p text:style-name="P2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9" draw:text-style-name="P10" draw:layer="layout" svg:x1="76.4cm" svg:y1="70.5cm" svg:x2="76.4cm" svg:y2="72.1cm" draw:start-shape="id40" draw:start-glue-point="6" draw:end-shape="id42" draw:end-glue-point="4" svg:d="M76400 70500v1600" svg:viewBox="0 0 1 1601">
          <text:p text:style-name="P2"><text:s text:c="3"/>true</text:p>
        </draw:connector>
        <draw:connector draw:style-name="gr49" draw:text-style-name="P10" draw:layer="layout" svg:x1="82.4cm" svg:y1="73.65cm" svg:x2="88.1cm" svg:y2="134.6cm" draw:start-shape="id42" draw:start-glue-point="7" draw:end-shape="id32" draw:end-glue-point="0" svg:d="M82400 73650h5700v60950" svg:viewBox="0 0 5701 60951">
          <text:p text:style-name="P2"><text:s text:c="3"/>false</text:p>
        </draw:connector>
        <draw:custom-shape draw:style-name="gr57" draw:text-style-name="P6" xml:id="id43" draw:id="id43" draw:layer="layout" svg:width="8.6cm" svg:height="3.7cm" svg:x="72.1cm" svg:y="76.4cm">
          <text:p text:style-name="P2">if exists</text:p>
          <text:p text:style-name="P2">„RoamingSource“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9" draw:text-style-name="P10" draw:layer="layout" svg:x1="76.4cm" svg:y1="75.2cm" svg:x2="76.4cm" svg:y2="76.4cm" draw:start-shape="id42" draw:start-glue-point="6" draw:end-shape="id43" draw:end-glue-point="4" svg:d="M76400 75200v1200" svg:viewBox="0 0 1 1201">
          <text:p text:style-name="P2"><text:s text:c="3"/>true</text:p>
        </draw:connector>
        <draw:connector draw:style-name="gr58" draw:text-style-name="P10" draw:layer="layout" draw:line-skew="-18.299cm" svg:x1="72.1cm" svg:y1="78.25cm" svg:x2="70.4cm" svg:y2="135.6cm" draw:start-shape="id43" draw:end-shape="id31" draw:end-glue-point="5" svg:d="M72100 78250h-20500v57350h18800" svg:viewBox="0 0 20501 57351">
          <text:p text:style-name="P2"><text:s text:c="3"/>false</text:p>
        </draw:connector>
        <draw:custom-shape draw:style-name="gr59" draw:text-style-name="P6" xml:id="id48" draw:id="id48" draw:layer="layout" svg:width="14.9cm" svg:height="5.1cm" svg:x="57.5cm" svg:y="115.2cm">
          <text:p text:style-name="P2"/>
          <text:p text:style-name="P2">copy</text:p>
          <text:p text:style-name="P2">local stored compressed profile</text:p>
          <text:p text:style-name="P2">to</text:p>
          <text:p text:style-name="P2">„RoamingSource“</text:p>
          <text:p text:style-name="P2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0" draw:text-style-name="P6" xml:id="id44" draw:id="id44" draw:layer="layout" svg:width="19.6cm" svg:height="5.6cm" svg:x="66.6cm" svg:y="82.7cm">
          <text:p text:style-name="P2"/>
          <text:p text:style-name="P2">delete „Filename.bak“ in „RoamingSource“</text:p>
          <text:p text:style-name="P2">rename „Filename“ in „RoamingSource to „Filename.bak“</text:p>
          <text:p text:style-name="P2"/>
          <text:p text:style-name="P2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9" draw:text-style-name="P10" draw:layer="layout" svg:x1="76.4cm" svg:y1="80.1cm" svg:x2="76.4cm" svg:y2="82.7cm" draw:start-shape="id43" draw:start-glue-point="6" draw:end-shape="id44" draw:end-glue-point="4" svg:d="M76400 80100v2600" svg:viewBox="0 0 1 2601">
          <text:p text:style-name="P2"><text:s text:c="3"/>true</text:p>
        </draw:connector>
        <draw:custom-shape draw:style-name="gr61" draw:text-style-name="P6" xml:id="id45" draw:id="id45" draw:layer="layout" svg:width="15.2cm" svg:height="5.9cm" svg:x="68.8cm" svg:y="90.1cm">
          <text:p text:style-name="P2">if</text:p>
          <text:p text:style-name="P2">size of „RoamingSource“</text:p>
          <text:p text:style-name="P2">&lt; </text:p>
          <text:p text:style-name="P2">size of local stored compressed profile</text:p>
          <text:p text:style-name="P2"/>
          <text:p text:style-name="P2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6" xml:id="id46" draw:id="id46" draw:layer="layout" svg:width="18.8cm" svg:height="6.2cm" svg:x="67cm" svg:y="98.1cm">
          <text:p text:style-name="P2">if</text:p>
          <text:p text:style-name="P2">size of local stored compressed profile</text:p>
          <text:p text:style-name="P2">–</text:p>
          <text:p text:style-name="P2">size of Filename.bak</text:p>
          <text:p text:style-name="P2">&lt; size of „RoamingSource“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9" draw:text-style-name="P10" draw:layer="layout" svg:x1="76.4cm" svg:y1="88.3cm" svg:x2="76.4cm" svg:y2="90.1cm" draw:start-shape="id44" draw:start-glue-point="6" draw:end-shape="id45" draw:end-glue-point="4" svg:d="M76400 88300v1800" svg:viewBox="0 0 1 1801">
          <text:p text:style-name="P2"><text:s text:c="2"/></text:p>
        </draw:connector>
        <draw:connector draw:style-name="gr49" draw:text-style-name="P10" draw:layer="layout" svg:x1="76.4cm" svg:y1="96cm" svg:x2="76.4cm" svg:y2="98.1cm" draw:start-shape="id45" draw:start-glue-point="6" draw:end-shape="id46" draw:end-glue-point="4" svg:d="M76400 96000v2100" svg:viewBox="0 0 1 2101">
          <text:p text:style-name="P2"><text:s text:c="3"/>true</text:p>
        </draw:connector>
        <draw:custom-shape draw:style-name="gr63" draw:text-style-name="P6" xml:id="id47" draw:id="id47" draw:layer="layout" svg:width="19.6cm" svg:height="6cm" svg:x="66.6cm" svg:y="106.7cm">
          <text:p text:style-name="P2">move „Filename.bak“ from „RoamingSource“</text:p>
          <text:p text:style-name="P2">to</text:p>
          <text:p text:style-name="P2">directory of the compressed profi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9" draw:text-style-name="P10" draw:layer="layout" svg:x1="76.4cm" svg:y1="104.3cm" svg:x2="76.4cm" svg:y2="106.7cm" draw:start-shape="id46" draw:start-glue-point="6" draw:end-shape="id47" draw:end-glue-point="4" svg:d="M76400 104300v2400" svg:viewBox="0 0 1 2401">
          <text:p text:style-name="P2"><text:s text:c="3"/>true</text:p>
        </draw:connector>
        <draw:connector draw:style-name="gr58" draw:text-style-name="P10" draw:layer="layout" svg:x1="68.8cm" svg:y1="93.05cm" svg:x2="64.95cm" svg:y2="115.2cm" draw:start-shape="id45" draw:start-glue-point="5" draw:end-shape="id48" draw:end-glue-point="4" svg:d="M68800 93050h-3850v22150" svg:viewBox="0 0 3851 22151">
          <text:p text:style-name="P2">false <text:s text:c="2"/></text:p>
        </draw:connector>
        <draw:connector draw:style-name="gr64" draw:text-style-name="P10" draw:layer="layout" svg:x1="76.4cm" svg:y1="112.7cm" svg:x2="64.95cm" svg:y2="115.2cm" draw:start-shape="id47" draw:start-glue-point="6" draw:end-shape="id48" draw:end-glue-point="4" svg:d="M76400 112700v1251h-11450v1249" svg:viewBox="0 0 11451 2501">
          <text:p/>
        </draw:connector>
        <draw:connector draw:style-name="gr49" draw:text-style-name="P10" draw:layer="layout" draw:line-skew="-5.399cm" svg:x1="57.5cm" svg:y1="117.75cm" svg:x2="70.4cm" svg:y2="135.6cm" draw:start-shape="id48" draw:start-glue-point="5" draw:end-shape="id31" draw:end-glue-point="5" svg:d="M57500 117750h-5900v17850h18800" svg:viewBox="0 0 18801 17851">
          <text:p text:style-name="P2"><text:s text:c="3"/>false</text:p>
        </draw:connector>
        <draw:custom-shape draw:style-name="gr65" draw:text-style-name="P6" xml:id="id49" draw:id="id49" draw:layer="layout" svg:width="20.1cm" svg:height="5.2cm" svg:x="54.9cm" svg:y="121.8cm">
          <text:p text:style-name="P2">set write time (timeservice) UTC</text:p>
          <text:p text:style-name="P2">on</text:p>
          <text:p text:style-name="P2"><text:s/>„Filename“ in „RoamingSource“</text:p>
          <text:p text:style-name="P2">NTUSER.DAT in %z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9" draw:text-style-name="P10" draw:layer="layout" draw:line-skew="-2.799cm" svg:x1="54.9cm" svg:y1="124.4cm" svg:x2="70.4cm" svg:y2="135.6cm" draw:start-shape="id49" draw:start-glue-point="5" draw:end-shape="id31" draw:end-glue-point="5" svg:d="M54900 124400h-3300v11200h18800" svg:viewBox="0 0 18801 11201">
          <text:p text:style-name="P2"><text:s text:c="3"/>false</text:p>
        </draw:connector>
        <draw:connector draw:style-name="gr49" draw:text-style-name="P10" draw:layer="layout" svg:x1="64.95cm" svg:y1="120.3cm" svg:x2="64.95cm" svg:y2="121.8cm" draw:start-shape="id48" draw:start-glue-point="6" draw:end-shape="id49" draw:end-glue-point="4" svg:d="M64950 120300v1500" svg:viewBox="0 0 1 1501">
          <text:p text:style-name="P2"><text:s text:c="3"/>true</text:p>
        </draw:connector>
        <draw:custom-shape draw:style-name="gr66" draw:text-style-name="P6" xml:id="id50" draw:id="id50" draw:layer="layout" svg:width="9.9cm" svg:height="4.1cm" svg:x="60cm" svg:y="129cm">
          <text:p text:style-name="P2">delete compressed profi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9" draw:text-style-name="P10" draw:layer="layout" svg:x1="64.95cm" svg:y1="127cm" svg:x2="64.95cm" svg:y2="129cm" draw:start-shape="id49" draw:start-glue-point="6" draw:end-shape="id50" draw:end-glue-point="4" svg:d="M64950 127000v2000" svg:viewBox="0 0 1 2001">
          <text:p text:style-name="P2"><text:s text:c="3"/>true</text:p>
        </draw:connector>
        <draw:connector draw:style-name="gr67" draw:text-style-name="P10" draw:layer="layout" svg:x1="24.65cm" svg:y1="11.927cm" svg:x2="47.05cm" svg:y2="5.538cm" draw:start-shape="id18" draw:start-glue-point="11" draw:end-shape="id19" draw:end-glue-point="8" svg:d="M24650 11927v-3457h22400v-2932" svg:viewBox="0 0 22401 6390">
          <text:p text:style-name="P2"><text:span text:style-name="T4">result</text:span></text:p>
        </draw:connector>
        <draw:custom-shape draw:style-name="gr68" draw:text-style-name="P6" xml:id="id51" draw:id="id51" draw:layer="layout" svg:width="11.2cm" svg:height="3.9cm" svg:x="73.1cm" svg:y="129.1cm">
          <text:p text:style-name="P2">disonnect from SMB „SMBshare“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9" draw:text-style-name="P10" draw:layer="layout" svg:x1="69.9cm" svg:y1="131.05cm" svg:x2="73.1cm" svg:y2="131.05cm" draw:start-shape="id50" draw:start-glue-point="7" draw:end-shape="id51" draw:end-glue-point="5" svg:d="M69900 131050h3200" svg:viewBox="0 0 3201 1">
          <text:p/>
        </draw:connector>
        <draw:custom-shape draw:style-name="gr26" draw:text-style-name="P6" xml:id="id52" draw:id="id52" draw:layer="layout" svg:width="7.3cm" svg:height="3.1cm" svg:x="18.198cm" svg:y="74.9cm">
          <text:p text:style-name="P2">add or modify us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7" draw:layer="layout" svg:x1="19.698cm" svg:y1="66.25cm" svg:x2="21.848cm" svg:y2="74.9cm" draw:start-shape="id7" draw:start-glue-point="7" draw:end-shape="id52" draw:end-glue-point="4" svg:d="M19698 66250h2150v8650" svg:viewBox="0 0 2151 8651">
          <text:p text:style-name="P2">false</text:p>
        </draw:connector>
        <draw:connector draw:style-name="gr70" draw:text-style-name="P7" draw:layer="layout" svg:x1="25.498cm" svg:y1="76.45cm" svg:x2="30.698cm" svg:y2="74.1cm" draw:start-shape="id52" draw:start-glue-point="7" draw:end-shape="id17" draw:end-glue-point="6" svg:d="M25498 76450h5200v-2350" svg:viewBox="0 0 5201 2351">
          <text:p text:style-name="P2">false</text:p>
        </draw:connector>
        <draw:connector draw:style-name="gr20" draw:text-style-name="P7" draw:layer="layout" svg:x1="21.848cm" svg:y1="78cm" svg:x2="15.698cm" svg:y2="104.1cm" draw:start-shape="id52" draw:start-glue-point="6" draw:end-shape="id13" draw:end-glue-point="7" svg:d="M21848 78000v26100h-6150" svg:viewBox="0 0 6151 26101">
          <text:p text:style-name="P2">true</text:p>
        </draw:connector>
        <draw:connector draw:style-name="gr24" draw:text-style-name="P7" draw:layer="layout" draw:line-skew="-4.299cm" svg:x1="5.498cm" svg:y1="58.75cm" svg:x2="6.798cm" svg:y2="72.65cm" draw:start-shape="id6" draw:start-glue-point="5" draw:end-shape="id8" draw:end-glue-point="5" svg:d="M5498 58750h-4800v13900h6100" svg:viewBox="0 0 6101 13901">
          <text:p text:style-name="P2">false</text:p>
        </draw:connector>
        <draw:custom-shape draw:style-name="gr11" draw:text-style-name="P6" xml:id="id53" draw:id="id53" draw:layer="layout" svg:width="10.4cm" svg:height="4.1cm" svg:x="5.5cm" svg:y="47.1cm">
          <text:p text:style-name="P2">If</text:p>
          <text:p text:style-name="P2">user comment ends with</text:p>
          <text:p text:style-name="P2">„ tmp“</text:p>
          <text:p text:style-name="P2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1" draw:text-style-name="P6" xml:id="id54" draw:id="id54" draw:layer="layout" svg:width="8.4cm" svg:height="2.5cm" svg:x="6.5cm" svg:y="53.1cm">
          <text:p text:style-name="P2"/>
          <text:p text:style-name="P2">delete user profile</text:p>
          <text:p text:style-name="P2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7" draw:layer="layout" svg:x1="10.7cm" svg:y1="51.2cm" svg:x2="10.7cm" svg:y2="53.1cm" draw:start-shape="id53" draw:start-glue-point="6" draw:end-shape="id54" draw:end-glue-point="4" svg:d="M10700 51200v1900" svg:viewBox="0 0 1 1901">
          <text:p text:style-name="P2"><text:s text:c="3"/>true</text:p>
        </draw:connector>
        <draw:connector draw:style-name="gr21" draw:text-style-name="P7" draw:layer="layout" svg:x1="10.695cm" svg:y1="45.3cm" svg:x2="10.7cm" svg:y2="47.1cm" draw:start-shape="id2" draw:start-glue-point="6" draw:end-shape="id53" svg:d="M10695 45300v901h5v899" svg:viewBox="0 0 6 1801">
          <text:p text:style-name="P2"><text:s text:c="3"/>true</text:p>
        </draw:connector>
        <draw:connector draw:style-name="gr72" draw:text-style-name="P11" draw:layer="layout" draw:line-skew="1.998cm 2.749cm" svg:x1="15.9cm" svg:y1="49.15cm" svg:x2="10.698cm" svg:y2="56.7cm" draw:start-shape="id53" draw:start-glue-point="7" draw:end-shape="id6" draw:end-glue-point="4" svg:d="M15900 49150h2500v7550h-7702" svg:viewBox="0 0 7703 7551">
          <text:p text:style-name="P11">false</text:p>
        </draw:connector>
        <draw:connector draw:style-name="gr73" draw:text-style-name="P2" draw:layer="layout" svg:x1="10.7cm" svg:y1="55.6cm" svg:x2="10.698cm" svg:y2="56.7cm" draw:start-shape="id54" draw:start-glue-point="6" draw:end-shape="id6" draw:end-glue-point="4" svg:d="M10700 55600v551h-2v549" svg:viewBox="0 0 3 1101">
          <text:p/>
        </draw:connector>
        <draw:custom-shape draw:style-name="gr74" draw:text-style-name="P6" xml:id="id35" draw:id="id35" draw:layer="layout" svg:width="11.4cm" svg:height="3cm" svg:x="70.7cm" svg:y="37.5cm">
          <text:p text:style-name="P12"><text:span text:style-name="T5"/></text:p>
          <text:p text:style-name="P12"><text:span text:style-name="T5">if user comment ends with</text:span></text:p>
          <text:p text:style-name="P12"><text:span text:style-name="T5">„ </text:span><text:span text:style-name="T5">tmp“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2" draw:text-style-name="P2" draw:layer="layout" svg:x1="76.4cm" svg:y1="40.5cm" svg:x2="76.413cm" svg:y2="42.4cm" draw:start-shape="id35" draw:start-glue-point="6" draw:end-shape="id36" draw:end-glue-point="4" svg:d="M76400 40500v951h13v949" svg:viewBox="0 0 14 1901">
          <text:p text:style-name="P2"><text:s text:c="11"/>false</text:p>
        </draw:connector>
        <draw:custom-shape draw:style-name="gr51" draw:text-style-name="P6" draw:layer="layout" svg:width="7.4cm" svg:height="3.8cm" svg:x="57.9cm" svg:y="50.2cm">
          <text:p text:style-name="P2">if NOT</text:p>
          <text:p text:style-name="P2">„MaxStore“ == 0</text:p>
          <text:p text:style-name="P2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5" draw:text-style-name="P7" draw:layer="layout" draw:line-skew="-1.699cm" svg:x1="72.7cm" svg:y1="49.1cm" svg:x2="69.8cm" svg:y2="63.8cm" draw:start-shape="id37" draw:start-glue-point="5" draw:end-shape="id39" draw:end-glue-point="5" svg:d="M72700 49100h-5100v14700h2200" svg:viewBox="0 0 5101 14701">
          <text:p text:style-name="P2">false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3.5cm" fo:page-height="13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1T08:11:13.258000000</meta:creation-date>
    <dc:date>2017-02-14T12:35:51.399000000</dc:date>
    <meta:editing-duration>PT1H48M21S</meta:editing-duration>
    <meta:editing-cycles>124</meta:editing-cycles>
    <meta:generator>LibreOffice/5.1.4.2$Windows_x86 LibreOffice_project/f99d75f39f1c57ebdd7ffc5f42867c12031db97a</meta:generator>
    <meta:document-statistic meta:object-count="137"/>
  </office:meta>
</office:document-meta>
</file>